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2">
      <style:table-cell-properties style:vertical-align="middle"/>
      <style:text-properties style:text-position=""/>
    </style:style>
    <style:style style:name="ce87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88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table:style-name="ce147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2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69"/>
          <table:table-cell table:style-name="ce73"/>
          <table:table-cell table:style-name="ce74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0"/>
          <table:table-cell table:style-name="ce73"/>
          <table:table-cell table:style-name="ce31" office:value-type="string" calcext:value-type="string">
            <text:p>Orien-</text:p>
          </table:table-cell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</table:table-row>
        <table:table-row table:style-name="ro12">
          <table:table-cell table:style-name="ce71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6"/>
          <table:table-cell table:style-name="ce28" table:number-columns-repeated="10"/>
          <table:table-cell table:style-name="ce41"/>
        </table:table-row>
        <table:table-row table:style-name="ro6">
          <table:table-cell table:style-name="ce69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69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8"/>
        <table:table-column table:style-name="co35" table:default-cell-style-name="ce81"/>
        <table:table-column table:style-name="co36" table:default-cell-style-name="ce74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6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he process evolves over time – Tom H 1987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om H 1987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1 – Research the Person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Research the Person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Friends → TV → Books – Alexander Hamilton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Alexander Hamilton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2 – Answer a Questionnaire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Answer a Questionnaire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ention the MBTI – Tom H MBTI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Tom H MBTI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ade the questionnaire my own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73"/>
          <table:table-cell table:style-name="ce83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0"/>
          <table:table-cell table:style-name="ce73" office:value-type="string" calcext:value-type="string">
            <text:p>Step 3 – Draw the Image</text:p>
          </table:table-cell>
          <table:table-cell table:style-name="ce83" office:value-type="string" calcext:value-type="string">
            <text:p>S</text:p>
          </table:table-cell>
          <table:table-cell table:style-name="ce8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3" office:value-type="string" calcext:value-type="string">
            <text:p>L</text:p>
          </table:table-cell>
          <table:table-cell table:style-name="ce8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It’s Lonely at the Top – Thomas Jefferson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homas Jefferson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4 – Post Them on the Web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Post Them on the Web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eeOurminds vs. Artsyvisions – Mulder &amp; Scully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ulder &amp; Scully combo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5 – Write About Them in Ebooks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Write About Them in Ebooks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Images can be difficult – Donald &amp; Steve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Donald &amp; Steve combo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6 – Post to Social Sites</text:p>
          </table:table-cell>
          <table:table-cell table:style-name="ce83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3" office:value-type="string" calcext:value-type="string">
            <text:p>Summary – Tom W Hartung 2019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3" office:value-type="string" calcext:value-type="string">
            <text:p>Tom W Hartung 2019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3"/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0"/>
          <table:table-cell table:style-name="ce82" office:value-type="string" calcext:value-type="string">
            <text:p>¹<text:span text:style-name="T8"> S=Square, L=Landscape, P=Portrait</text:span></text:p>
          </table:table-cell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79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0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3"/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79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0"/>
          <table:table-cell table:number-columns-repeated="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0"/>
          <table:table-cell table:number-columns-repeated="2"/>
          <table:table-cell table:style-name="ce8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0"/>
          <table:table-cell table:number-columns-repeated="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6"/>
          <table:table-cell/>
          <table:table-cell table:style-name="ce86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8"/>
        <table:table-column table:style-name="co42" table:default-cell-style-name="ce81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79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79"/>
          <table:table-cell table:style-name="ce73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73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79"/>
          <table:table-cell table:style-name="ce73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79"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3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0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79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0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79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0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0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0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7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8"/>
          <table:table-cell table:style-name="ce68"/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5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89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/00/0000</text:date>, <text:time style:data-style-name="N2" text:time-value="12:31:22.745388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0T12:43:27.330396406</dc:date>
    <meta:editing-duration>P62DT16H9M36S</meta:editing-duration>
    <meta:editing-cycles>1103</meta:editing-cycles>
    <meta:document-statistic meta:table-count="10" meta:cell-count="1149" meta:object-count="0"/>
  </office:meta>
</office:document-meta>
</file>